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38cm"/>
    </style:style>
    <style:style style:name="co4" style:family="table-column">
      <style:table-column-properties fo:break-before="auto" style:column-width="9.948cm"/>
    </style:style>
    <style:style style:name="co5" style:family="table-column">
      <style:table-column-properties fo:break-before="auto" style:column-width="7.706cm"/>
    </style:style>
    <style:style style:name="co6" style:family="table-column">
      <style:table-column-properties fo:break-before="auto" style:column-width="8.442cm"/>
    </style:style>
    <style:style style:name="co7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dddddd" fo:border="0.74pt solid #000000"/>
      <style:text-properties fo:color="#c9211e" fo:font-weight="bold" style:font-weight-asian="bold" style:font-weight-complex="bold"/>
    </style:style>
    <style:style style:name="ce5" style:family="table-cell" style:parent-style-name="Default" style:data-style-name="N37">
      <style:table-cell-properties fo:border="0.74pt solid #000000" style:vertical-align="top"/>
    </style:style>
    <style:style style:name="ce6" style:family="table-cell" style:parent-style-name="Default">
      <style:table-cell-properties fo:border="0.74pt solid #000000" style:vertical-align="top"/>
    </style:style>
    <style:style style:name="ce7" style:family="table-cell" style:parent-style-name="Default">
      <style:table-cell-properties fo:border="0.74pt solid #000000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Méthodes de programmation&quot;;&quot;Récursivité et induction&quot;;&quot;Structures de données&quot;;&quot;Algorithmique&quot;;&quot;Gestion des ressources de la machine&quot;;&quot;Logique&quot;;&quot;Bases de données&quot;;&quot;Langage C&quot;;&quot;Langage OCaml&quot;)" table:allow-empty-cell="true" table:display-list="unsorted" table:base-cell-address="Feuille1.C2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Thème</text:p>
          </table:table-cell>
          <table:table-cell table:style-name="ce4" office:value-type="string" calcext:value-type="string">
            <text:p>Cours (jeudi)</text:p>
          </table:table-cell>
          <table:table-cell table:style-name="ce4" office:value-type="string" calcext:value-type="string">
            <text:p>TD </text:p>
          </table:table-cell>
          <table:table-cell table:style-name="ce4" office:value-type="string" calcext:value-type="string">
            <text:p>TP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3-08-21" calcext:value-type="date">
            <text:p>21/08/23</text:p>
          </table:table-cell>
          <table:table-cell table:style-name="ce5" table:content-validation-name="val1" office:value-type="string" calcext:value-type="string">
            <text:p>Gestion des ressources de la machine</text:p>
          </table:table-cell>
          <table:table-cell table:style-name="ce6" office:value-type="string" calcext:value-type="string">
            <text:p><text:span text:style-name="T1">Système d’exploitation</text:span></text:p>
            <text:p>- le shell</text:p>
            <text:p>- Fichiers (liens physiques / symboliques), redirections</text:p>
            <text:p>- Commandes utiles</text:p>
          </table:table-cell>
          <table:table-cell table:style-name="ce15" office:value-type="string" calcext:value-type="string">
            <text:p>Install party </text:p>
            <text:p><text:span text:style-name="T2">- Linux</text:span></text:p>
            <text:p><text:span text:style-name="T2">- VS Code</text:span></text:p>
            <text:p><text:span text:style-name="T2">- OCaml</text:span></text:p>
          </table:table-cell>
          <table:table-cell table:style-name="ce6" office:value-type="string" calcext:value-type="string">
            <text:p><text:span text:style-name="T1">Prise en main de l’environnement</text:span></text:p>
            <text:p>- Ligne de commande (pipe)</text:p>
            <text:p>- Gestion des droits d’accès</text:p>
            <text:p><text:span text:style-name="T3">- Gameshell</text:span>, <text:span text:style-name="T3">CL murder mystery</text:span> et <text:span text:style-name="T3">Terminus</text:span></text:p>
          </table:table-cell>
          <table:table-cell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5" table:formula="of:=[.B2]+7" office:value-type="date" office:date-value="2023-08-28" calcext:value-type="date">
            <text:p>28/08/23</text:p>
          </table:table-cell>
          <table:table-cell table:style-name="ce5" table:content-validation-name="val1" office:value-type="string" calcext:value-type="string">
            <text:p>Langage C</text:p>
          </table:table-cell>
          <table:table-cell table:style-name="ce7" office:value-type="string" calcext:value-type="string">
            <text:p>Premiers pas en langage C (1)</text:p>
            <text:p><text:span text:style-name="T2">- Historique, caractéristique</text:span></text:p>
            <text:p><text:span text:style-name="T2">- Types de bases et opérations élémentaires</text:span></text:p>
            <text:p><text:span text:style-name="T2">- Fonctions passage par valeur</text:span></text:p>
          </table:table-cell>
          <table:table-cell table:style-name="ce16" office:value-type="string" calcext:value-type="string">
            <text:p><text:span text:style-name="T1">Système de fichiers et ligne de commande</text:span></text:p>
            <text:p><text:span text:style-name="T2">- droits et permissions</text:span></text:p>
            <text:p><text:span text:style-name="T2">- liens</text:span></text:p>
            <text:p><text:span text:style-name="T2">- motifs glob</text:span></text:p>
          </table:table-cell>
          <table:table-cell table:style-name="ce7" office:value-type="string" calcext:value-type="string">
            <text:p>Premiers programmes en C (1)</text:p>
            <text:p><text:span text:style-name="T2">-Hello world et première compilation (options)</text:span></text:p>
            <text:p><text:span text:style-name="T2">-premières fonctions</text:span></text:p>
            <text:p><text:span text:style-name="T2"/></text:p>
          </table:table-cell>
          <table:table-cell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5" table:formula="of:=[.B3]+7" office:value-type="date" office:date-value="2023-09-04" calcext:value-type="date">
            <text:p>04/09/23</text:p>
          </table:table-cell>
          <table:table-cell table:style-name="ce5" table:content-validation-name="val1" office:value-type="string" calcext:value-type="string">
            <text:p>Langage C</text:p>
          </table:table-cell>
          <table:table-cell table:style-name="ce7" office:value-type="string" calcext:value-type="string">
            <text:p>Premiers pas en langage C (2)</text:p>
            <text:p><text:span text:style-name="T2">- Boucles</text:span></text:p>
            <text:p><text:span text:style-name="T2">- Instruction conditionnelles</text:span></text:p>
            <text:p><text:span text:style-name="T2">- Tableaux</text:span></text:p>
          </table:table-cell>
          <table:table-cell table:style-name="ce6" office:value-type="string" calcext:value-type="string">
            <text:p><text:span text:style-name="T1">Outils mathématiques ;</text:span></text:p>
            <text:p>- Suites récurrentes</text:p>
            <text:p>- Raisonnement par récurrence</text:p>
            <text:p>- Notations O</text:p>
          </table:table-cell>
          <table:table-cell table:style-name="ce7" office:value-type="string" calcext:value-type="string">
            <text:p>Premiers programmes en C (2)</text:p>
            <text:p><text:span text:style-name="T2">- PGCD</text:span></text:p>
            <text:p><text:span text:style-name="T2">- Division successives</text:span></text:p>
          </table:table-cell>
          <table:table-cell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5" table:formula="of:=[.B4]+7" office:value-type="date" office:date-value="2023-09-11" calcext:value-type="date">
            <text:p>11/09/23</text:p>
          </table:table-cell>
          <table:table-cell table:style-name="ce5" table:content-validation-name="val1" office:value-type="string" calcext:value-type="string">
            <text:p>Structures de données</text:p>
          </table:table-cell>
          <table:table-cell table:style-name="ce7" office:value-type="string" calcext:value-type="string">
            <text:p>Arithmétique des ordinateurs</text:p>
            <text:p><text:span text:style-name="T2">- Représentation des entiers</text:span></text:p>
            <text:p><text:span text:style-name="T2">- Représentation des flottants</text:span></text:p>
            <text:p><text:span text:style-name="T2">- Problèmes associés</text:span></text:p>
          </table:table-cell>
          <table:table-cell table:style-name="ce7" office:value-type="string" calcext:value-type="string">
            <text:p>Représentation des données</text:p>
            <text:p><text:span text:style-name="T2">- conversion</text:span></text:p>
            <text:p><text:span text:style-name="T2">- Représentation des flottants</text:span></text:p>
          </table:table-cell>
          <table:table-cell table:style-name="ce6"/>
          <table:table-cell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5" table:formula="of:=[.B5]+7" office:value-type="date" office:date-value="2023-09-18" calcext:value-type="date">
            <text:p>18/09/23</text:p>
          </table:table-cell>
          <table:table-cell table:style-name="ce5" table:content-validation-name="val1" office:value-type="string" calcext:value-type="string">
            <text:p>Récursivité et induction</text:p>
          </table:table-cell>
          <table:table-cell table:number-columns-repeated="2" table:style-name="ce7" office:value-type="string" calcext:value-type="string">
            <text:p>Récursivité</text:p>
          </table:table-cell>
          <table:table-cell table:style-name="ce7" office:value-type="string" calcext:value-type="string">
            <text:p>Fonctions récursives en C</text:p>
          </table:table-cell>
          <table:table-cell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5" table:formula="of:=[.B6]+7" office:value-type="date" office:date-value="2023-09-25" calcext:value-type="date">
            <text:p>25/09/23</text:p>
          </table:table-cell>
          <table:table-cell table:style-name="ce5" table:content-validation-name="val1" office:value-type="string" calcext:value-type="string">
            <text:p>Structures de données</text:p>
          </table:table-cell>
          <table:table-cell table:style-name="ce7" office:value-type="string" calcext:value-type="string">
            <text:p>Structure de pile, de file</text:p>
          </table:table-cell>
          <table:table-cell table:style-name="ce6"/>
          <table:table-cell table:style-name="ce7" office:value-type="string" calcext:value-type="string">
            <text:p>Implémentation en C de piles et files</text:p>
          </table:table-cell>
          <table:table-cell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5" table:formula="of:=[.B7]+7" office:value-type="date" office:date-value="2023-10-02" calcext:value-type="date">
            <text:p>02/10/23</text:p>
          </table:table-cell>
          <table:table-cell table:style-name="ce5" table:content-validation-name="val1" office:value-type="string" calcext:value-type="string">
            <text:p>Langage C</text:p>
          </table:table-cell>
          <table:table-cell table:style-name="ce7" office:value-type="string" calcext:value-type="string">
            <text:p>Pointeurs</text:p>
          </table:table-cell>
          <table:table-cell table:style-name="ce6" table:number-columns-repeated="2"/>
          <table:table-cell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5" table:formula="of:=[.B8]+7" office:value-type="date" office:date-value="2023-10-09" calcext:value-type="date">
            <text:p>09/10/23</text:p>
          </table:table-cell>
          <table:table-cell table:style-name="ce5" table:content-validation-name="val1" office:value-type="string" calcext:value-type="string">
            <text:p>Structures de données</text:p>
          </table:table-cell>
          <table:table-cell table:style-name="ce7" office:value-type="string" calcext:value-type="string">
            <text:p>Liste chainées</text:p>
          </table:table-cell>
          <table:table-cell table:style-name="ce6" table:number-columns-repeated="2"/>
          <table:table-cell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08:18:52.605919686</meta:creation-date>
    <dc:date>2023-07-05T08:36:18.788476717</dc:date>
    <meta:editing-duration>P2DT17H5M36S</meta:editing-duration>
    <meta:editing-cycles>10</meta:editing-cycles>
    <meta:generator>LibreOffice/7.3.7.2$Linux_X86_64 LibreOffice_project/30$Build-2</meta:generator>
    <meta:document-statistic meta:table-count="1" meta:cell-count="48" meta:object-count="0"/>
  </office:meta>
</office:document-meta>
</file>